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0.36mm"/>
    </style:style>
    <style:style style:name="co2" style:family="table-column">
      <style:table-column-properties fo:break-before="auto" style:column-width="54.95mm"/>
    </style:style>
    <style:style style:name="co3" style:family="table-column">
      <style:table-column-properties fo:break-before="auto" style:column-width="69.07mm"/>
    </style:style>
    <style:style style:name="co4" style:family="table-column">
      <style:table-column-properties fo:break-before="auto" style:column-width="178.45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555.3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complex="DejaVu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" fo:font-size="12pt" fo:font-weight="bold" style:font-size-asian="12pt" style:font-weight-asian="bold" style:font-name-complex="DejaVu Sans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r.model.acc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>
          <table:table-cell office:value-type="string" calcext:value-type="string">
            <text:p>group_id:id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unlink</text:p>
          </table:table-cell>
          <table:table-cell table:formula="of:=CONCATENATE([.A1];&quot;,&quot;;[.B1];&quot;,&quot;;[.C1];&quot;,&quot;;[.D1];&quot;,&quot;;[.E1];&quot;,&quot;;[.F1];&quot;,&quot;;[.G1];&quot;,&quot;;[.H1])" office:value-type="string" office:string-value="group_id:id,model_id:id,name,id,perm_create,perm_read,perm_write,perm_unlink" calcext:value-type="string">
            <text:p>group_id:id,model_id:id,name,id,perm_create,perm_read,perm_write,perm_unlink</text:p>
          </table:table-cell>
          <table:table-cell office:value-type="string" calcext:value-type="string">
            <text:p>xml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 table:number-columns-spanned="8" table:number-rows-spanned="2">
            <text:p>ENAP</text:p>
          </table:table-cell>
          <table:covered-table-cell table:number-columns-repeated="7"/>
          <table:table-cell/>
          <table:table-cell table:formula="of:=IF([.B2]&lt;&gt;&quot;&quot;;COM.MICROSOFT.CONCAT(&quot;\t&lt;record id=&quot;&quot;&quot;;[.D2];&quot;&quot;&quot; model=&quot;&quot;ir.model.access&quot;&quot;&gt;\n\t\t&lt;field name=&quot;&quot;name&quot;&quot;&gt;&quot;;[.C2];&quot;&lt;/field&gt;\n\t\t&lt;field name=&quot;&quot;model_id&quot;&quot; ref=&quot;&quot;&quot;;[.B2];&quot;&quot;&quot; /&gt;\n\t\t&lt;field name=&quot;&quot;group_id&quot;&quot; ref=&quot;&quot;&quot;;[.A2];&quot;&quot;&quot; /&gt;\n\t\t&lt;field name=&quot;&quot;perm_create&quot;&quot; eval=&quot;&quot;&quot;;[.E2];&quot;&quot;&quot; /&gt;\n\t\t&lt;field name=&quot;&quot;perm_read&quot;&quot; eval=&quot;&quot;&quot;;[.F2];&quot;&quot;&quot; /&gt;\n\t\t&lt;field name=&quot;&quot;perm_write&quot;&quot; eval=&quot;&quot;&quot;;[.G2];&quot;&quot;&quot; /&gt;\n\t\t&lt;field name=&quot;&quot;perm_unlink&quot;&quot; eval=&quot;&quot;&quot;;[.H2];&quot;&quot;&quot; /&gt;\n\t&lt;/record&gt;\n&quot;);IF([.A2]&lt;&gt;&quot;&quot;;COM.MICROSOFT.CONCAT(&quot;\t&lt;!--\n\n\t\t&quot;;[.A2];&quot;\n\n\t--&gt;\n&quot;);&quot;&quot;))" office:value-type="string" office:string-value="\t&lt;!--\n\n\t\tENAP\n\n\t--&gt;\n" calcext:value-type="string">
            <text:p>\t&lt;!--\n\n\t\tENAP\n\n\t--&gt;\n</text:p>
          </table:table-cell>
          <table:table-cell table:number-columns-repeated="54"/>
        </table:table-row>
        <table:table-row table:style-name="ro1">
          <table:covered-table-cell table:style-name="ce2"/>
          <table:covered-table-cell table:number-columns-repeated="7"/>
          <table:table-cell/>
          <table:table-cell table:formula="of:=IF([.B3]&lt;&gt;&quot;&quot;;COM.MICROSOFT.CONCAT(&quot;\t&lt;record id=&quot;&quot;&quot;;[.D3];&quot;&quot;&quot; model=&quot;&quot;ir.model.access&quot;&quot;&gt;\n\t\t&lt;field name=&quot;&quot;name&quot;&quot;&gt;&quot;;[.C3];&quot;&lt;/field&gt;\n\t\t&lt;field name=&quot;&quot;model_id&quot;&quot; ref=&quot;&quot;&quot;;[.B3];&quot;&quot;&quot; /&gt;\n\t\t&lt;field name=&quot;&quot;group_id&quot;&quot; ref=&quot;&quot;&quot;;[.A3];&quot;&quot;&quot; /&gt;\n\t\t&lt;field name=&quot;&quot;perm_create&quot;&quot; eval=&quot;&quot;&quot;;[.E3];&quot;&quot;&quot; /&gt;\n\t\t&lt;field name=&quot;&quot;perm_read&quot;&quot; eval=&quot;&quot;&quot;;[.F3];&quot;&quot;&quot; /&gt;\n\t\t&lt;field name=&quot;&quot;perm_write&quot;&quot; eval=&quot;&quot;&quot;;[.G3];&quot;&quot;&quot; /&gt;\n\t\t&lt;field name=&quot;&quot;perm_unlink&quot;&quot; eval=&quot;&quot;&quot;;[.H3];&quot;&quot;&quot; /&gt;\n\t&lt;/record&gt;\n&quot;);IF([.A3]&lt;&gt;&quot;&quot;;COM.MICROSOFT.CONCAT(&quot;\t&lt;!--\n\n\t\t&quot;;[.A3];&quot;\n\n\t--&gt;\n&quot;);&quot;&quot;))">
            <text:p/>
          </table:table-cell>
          <table:table-cell table:number-columns-repeated="54"/>
        </table:table-row>
        <table:table-row table:style-name="ro1">
          <table:table-cell office:value-type="string" calcext:value-type="string">
            <text:p>enap.GRUPO_ENAP_SUPORTE</text:p>
          </table:table-cell>
          <table:table-cell office:value-type="string" calcext:value-type="string">
            <text:p>enap.model_enap_evento</text:p>
          </table:table-cell>
          <table:table-cell office:value-type="string" calcext:value-type="string">
            <text:p>ENAP – Eventos (suporte)</text:p>
          </table:table-cell>
          <table:table-cell table:formula="of:=UPPER(CONCATENATE(&quot;ACESSO_&quot;;SUBSTITUTE(SUBSTITUTE([.B4];&quot;enap.model_&quot;;&quot;&quot;);&quot;base.model_&quot;;&quot;&quot;);&quot;_&quot;;SUBSTITUTE([.A4];&quot;enap.&quot;;&quot;&quot;)))" office:value-type="string" office:string-value="ACESSO_ENAP_EVENTO_GRUPO_ENAP_SUPORTE" calcext:value-type="string">
            <text:p>ACESSO_ENAP_EVENTO_GRUPO_ENAP_SUPORTE</text:p>
          </table:table-cell>
          <table:table-cell table:number-columns-repeated="4" office:value-type="string" calcext:value-type="string">
            <text:p>True</text:p>
          </table:table-cell>
          <table:table-cell table:formula="of:=CONCATENATE([.A4];&quot;,&quot;;[.B4];&quot;,&quot;;[.C4];&quot;,&quot;;[.D4];&quot;,&quot;;[.E4];&quot;,&quot;;[.F4];&quot;,&quot;;[.G4];&quot;,&quot;;[.H4])" office:value-type="string" office:string-value="enap.GRUPO_ENAP_SUPORTE,enap.model_enap_evento,ENAP – Eventos (suporte),ACESSO_ENAP_EVENTO_GRUPO_ENAP_SUPORTE,True,True,True,True" calcext:value-type="string">
            <text:p>enap.GRUPO_ENAP_SUPORTE,enap.model_enap_evento,ENAP – Eventos (suporte),ACESSO_ENAP_EVENTO_GRUPO_ENAP_SUPORTE,True,True,True,True</text:p>
          </table:table-cell>
          <table:table-cell table:formula="of:=IF([.B4]&lt;&gt;&quot;&quot;;COM.MICROSOFT.CONCAT(&quot;\t&lt;record id=&quot;&quot;&quot;;[.D4];&quot;&quot;&quot; model=&quot;&quot;ir.model.access&quot;&quot;&gt;\n\t\t&lt;field name=&quot;&quot;name&quot;&quot;&gt;&quot;;[.C4];&quot;&lt;/field&gt;\n\t\t&lt;field name=&quot;&quot;model_id&quot;&quot; ref=&quot;&quot;&quot;;[.B4];&quot;&quot;&quot; /&gt;\n\t\t&lt;field name=&quot;&quot;group_id&quot;&quot; ref=&quot;&quot;&quot;;[.A4];&quot;&quot;&quot; /&gt;\n\t\t&lt;field name=&quot;&quot;perm_create&quot;&quot; eval=&quot;&quot;&quot;;[.E4];&quot;&quot;&quot; /&gt;\n\t\t&lt;field name=&quot;&quot;perm_read&quot;&quot; eval=&quot;&quot;&quot;;[.F4];&quot;&quot;&quot; /&gt;\n\t\t&lt;field name=&quot;&quot;perm_write&quot;&quot; eval=&quot;&quot;&quot;;[.G4];&quot;&quot;&quot; /&gt;\n\t\t&lt;field name=&quot;&quot;perm_unlink&quot;&quot; eval=&quot;&quot;&quot;;[.H4];&quot;&quot;&quot; /&gt;\n\t&lt;/record&gt;\n&quot;);IF([.A4]&lt;&gt;&quot;&quot;;COM.MICROSOFT.CONCAT(&quot;\t&lt;!--\n\n\t\t&quot;;[.A4];&quot;\n\n\t--&gt;\n&quot;);&quot;&quot;))" office:value-type="string" office:string-value="\t&lt;record id=&quot;ACESSO_ENAP_EVENTO_GRUPO_ENAP_SUPORTE&quot; model=&quot;ir.model.access&quot;&gt;\n\t\t&lt;field name=&quot;name&quot;&gt;ENAP – Eventos (suporte)&lt;/field&gt;\n\t\t&lt;field name=&quot;model_id&quot; ref=&quot;enap.model_enap_evento&quot; /&gt;\n\t\t&lt;field name=&quot;group_id&quot; ref=&quot;enap.GRUPO_ENAP_SUPORTE&quot; /&gt;\n\t\t&lt;field name=&quot;perm_create&quot; eval=&quot;True&quot; /&gt;\n\t\t&lt;field name=&quot;perm_read&quot; eval=&quot;True&quot; /&gt;\n\t\t&lt;field name=&quot;perm_write&quot; eval=&quot;True&quot; /&gt;\n\t\t&lt;field name=&quot;perm_unlink&quot; eval=&quot;True&quot; /&gt;\n\t&lt;/record&gt;\n" calcext:value-type="string">
            <text:p>\t&lt;record id="ACESSO_ENAP_EVENTO_GRUPO_ENAP_SUPORTE" model="ir.model.access"&gt;\n\t\t&lt;field name="name"&gt;ENAP – Eventos (suporte)&lt;/field&gt;\n\t\t&lt;field name="model_id" ref="enap.model_enap_evento" /&gt;\n\t\t&lt;field name="group_id" ref="enap.GRUPO_ENAP_SUPORTE" /&gt;\n\t\t&lt;field name="perm_create" eval="True" /&gt;\n\t\t&lt;field name="perm_read" eval="True" /&gt;\n\t\t&lt;field name="perm_write" eval="True" /&gt;\n\t\t&lt;field name="perm_unlink" eval="True" /&gt;\n\t&lt;/record&gt;\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nap.GRUPO_ENAP_ADMINISTRADOR</text:p>
          </table:table-cell>
          <table:table-cell office:value-type="string" calcext:value-type="string">
            <text:p>enap.model_enap_evento</text:p>
          </table:table-cell>
          <table:table-cell office:value-type="string" calcext:value-type="string">
            <text:p>ENAP – Eventos (administrador)</text:p>
          </table:table-cell>
          <table:table-cell table:formula="of:=UPPER(CONCATENATE(&quot;ACESSO_&quot;;SUBSTITUTE(SUBSTITUTE([.B5];&quot;enap.model_&quot;;&quot;&quot;);&quot;base.model_&quot;;&quot;&quot;);&quot;_&quot;;SUBSTITUTE([.A5];&quot;enap.&quot;;&quot;&quot;)))" office:value-type="string" office:string-value="ACESSO_ENAP_EVENTO_GRUPO_ENAP_ADMINISTRADOR" calcext:value-type="string">
            <text:p>ACESSO_ENAP_EVENTO_GRUPO_ENAP_ADMINISTRADOR</text:p>
          </table:table-cell>
          <table:table-cell table:number-columns-repeated="4" office:value-type="string" calcext:value-type="string">
            <text:p>True</text:p>
          </table:table-cell>
          <table:table-cell table:formula="of:=CONCATENATE([.A4];&quot;,&quot;;[.B5];&quot;,&quot;;[.C5];&quot;,&quot;;[.D5];&quot;,&quot;;[.E5];&quot;,&quot;;[.F5];&quot;,&quot;;[.G5];&quot;,&quot;;[.H5])" office:value-type="string" office:string-value="enap.GRUPO_ENAP_SUPORTE,enap.model_enap_evento,ENAP – Eventos (administrador),ACESSO_ENAP_EVENTO_GRUPO_ENAP_ADMINISTRADOR,True,True,True,True" calcext:value-type="string">
            <text:p>enap.GRUPO_ENAP_SUPORTE,enap.model_enap_evento,ENAP – Eventos (administrador),ACESSO_ENAP_EVENTO_GRUPO_ENAP_ADMINISTRADOR,True,True,True,True</text:p>
          </table:table-cell>
          <table:table-cell table:formula="of:=IF([.B5]&lt;&gt;&quot;&quot;;COM.MICROSOFT.CONCAT(&quot;\t&lt;record id=&quot;&quot;&quot;;[.D5];&quot;&quot;&quot; model=&quot;&quot;ir.model.access&quot;&quot;&gt;\n\t\t&lt;field name=&quot;&quot;name&quot;&quot;&gt;&quot;;[.C5];&quot;&lt;/field&gt;\n\t\t&lt;field name=&quot;&quot;model_id&quot;&quot; ref=&quot;&quot;&quot;;[.B5];&quot;&quot;&quot; /&gt;\n\t\t&lt;field name=&quot;&quot;group_id&quot;&quot; ref=&quot;&quot;&quot;;[.A4];&quot;&quot;&quot; /&gt;\n\t\t&lt;field name=&quot;&quot;perm_create&quot;&quot; eval=&quot;&quot;&quot;;[.E5];&quot;&quot;&quot; /&gt;\n\t\t&lt;field name=&quot;&quot;perm_read&quot;&quot; eval=&quot;&quot;&quot;;[.F5];&quot;&quot;&quot; /&gt;\n\t\t&lt;field name=&quot;&quot;perm_write&quot;&quot; eval=&quot;&quot;&quot;;[.G5];&quot;&quot;&quot; /&gt;\n\t\t&lt;field name=&quot;&quot;perm_unlink&quot;&quot; eval=&quot;&quot;&quot;;[.H5];&quot;&quot;&quot; /&gt;\n\t&lt;/record&gt;\n&quot;);IF([.A4]&lt;&gt;&quot;&quot;;COM.MICROSOFT.CONCAT(&quot;\t&lt;!--\n\n\t\t&quot;;[.A4];&quot;\n\n\t--&gt;\n&quot;);&quot;&quot;))" office:value-type="string" office:string-value="\t&lt;record id=&quot;ACESSO_ENAP_EVENTO_GRUPO_ENAP_ADMINISTRADOR&quot; model=&quot;ir.model.access&quot;&gt;\n\t\t&lt;field name=&quot;name&quot;&gt;ENAP – Eventos (administrador)&lt;/field&gt;\n\t\t&lt;field name=&quot;model_id&quot; ref=&quot;enap.model_enap_evento&quot; /&gt;\n\t\t&lt;field name=&quot;group_id&quot; ref=&quot;enap.GRUPO_ENAP_SUPORTE&quot; /&gt;\n\t\t&lt;field name=&quot;perm_create&quot; eval=&quot;True&quot; /&gt;\n\t\t&lt;field name=&quot;perm_read&quot; eval=&quot;True&quot; /&gt;\n\t\t&lt;field name=&quot;perm_write&quot; eval=&quot;True&quot; /&gt;\n\t\t&lt;field name=&quot;perm_unlink&quot; eval=&quot;True&quot; /&gt;\n\t&lt;/record&gt;\n" calcext:value-type="string">
            <text:p>\t&lt;record id="ACESSO_ENAP_EVENTO_GRUPO_ENAP_ADMINISTRADOR" model="ir.model.access"&gt;\n\t\t&lt;field name="name"&gt;ENAP – Eventos (administrador)&lt;/field&gt;\n\t\t&lt;field name="model_id" ref="enap.model_enap_evento" /&gt;\n\t\t&lt;field name="group_id" ref="enap.GRUPO_ENAP_SUPORTE" /&gt;\n\t\t&lt;field name="perm_create" eval="True" /&gt;\n\t\t&lt;field name="perm_read" eval="True" /&gt;\n\t\t&lt;field name="perm_write" eval="True" /&gt;\n\t\t&lt;field name="perm_unlink" eval="True" /&gt;\n\t&lt;/record&gt;\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nap.GRUPO_ENAP_EVENTO_COORDENADOR</text:p>
          </table:table-cell>
          <table:table-cell office:value-type="string" calcext:value-type="string">
            <text:p>enap.model_enap_evento</text:p>
          </table:table-cell>
          <table:table-cell office:value-type="string" calcext:value-type="string">
            <text:p>ENAP – Eventos (coordenador)</text:p>
          </table:table-cell>
          <table:table-cell table:formula="of:=UPPER(CONCATENATE(&quot;ACESSO_&quot;;SUBSTITUTE(SUBSTITUTE([.B6];&quot;enap.model_&quot;;&quot;&quot;);&quot;base.model_&quot;;&quot;&quot;);&quot;_&quot;;SUBSTITUTE([.A6];&quot;enap.&quot;;&quot;&quot;)))" office:value-type="string" office:string-value="ACESSO_ENAP_EVENTO_GRUPO_ENAP_EVENTO_COORDENADOR" calcext:value-type="string">
            <text:p>ACESSO_ENAP_EVENTO_GRUPO_ENAP_EVENTO_COORDENADO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[.A6];&quot;,&quot;;[.B6];&quot;,&quot;;[.C6];&quot;,&quot;;[.D6];&quot;,&quot;;[.E6];&quot;,&quot;;[.F6];&quot;,&quot;;[.G6];&quot;,&quot;;[.H6])" office:value-type="string" office:string-value="enap.GRUPO_ENAP_EVENTO_COORDENADOR,enap.model_enap_evento,ENAP – Eventos (coordenador),ACESSO_ENAP_EVENTO_GRUPO_ENAP_EVENTO_COORDENADOR,True,True,True,False" calcext:value-type="string">
            <text:p>enap.GRUPO_ENAP_EVENTO_COORDENADOR,enap.model_enap_evento,ENAP – Eventos (coordenador),ACESSO_ENAP_EVENTO_GRUPO_ENAP_EVENTO_COORDENADOR,True,True,True,False</text:p>
          </table:table-cell>
          <table:table-cell table:formula="of:=IF([.B6]&lt;&gt;&quot;&quot;;COM.MICROSOFT.CONCAT(&quot;\t&lt;record id=&quot;&quot;&quot;;[.D6];&quot;&quot;&quot; model=&quot;&quot;ir.model.access&quot;&quot;&gt;\n\t\t&lt;field name=&quot;&quot;name&quot;&quot;&gt;&quot;;[.C6];&quot;&lt;/field&gt;\n\t\t&lt;field name=&quot;&quot;model_id&quot;&quot; ref=&quot;&quot;&quot;;[.B6];&quot;&quot;&quot; /&gt;\n\t\t&lt;field name=&quot;&quot;group_id&quot;&quot; ref=&quot;&quot;&quot;;[.A6];&quot;&quot;&quot; /&gt;\n\t\t&lt;field name=&quot;&quot;perm_create&quot;&quot; eval=&quot;&quot;&quot;;[.E6];&quot;&quot;&quot; /&gt;\n\t\t&lt;field name=&quot;&quot;perm_read&quot;&quot; eval=&quot;&quot;&quot;;[.F6];&quot;&quot;&quot; /&gt;\n\t\t&lt;field name=&quot;&quot;perm_write&quot;&quot; eval=&quot;&quot;&quot;;[.G6];&quot;&quot;&quot; /&gt;\n\t\t&lt;field name=&quot;&quot;perm_unlink&quot;&quot; eval=&quot;&quot;&quot;;[.H6];&quot;&quot;&quot; /&gt;\n\t&lt;/record&gt;\n&quot;);IF([.A6]&lt;&gt;&quot;&quot;;COM.MICROSOFT.CONCAT(&quot;\t&lt;!--\n\n\t\t&quot;;[.A6];&quot;\n\n\t--&gt;\n&quot;);&quot;&quot;))" office:value-type="string" office:string-value="\t&lt;record id=&quot;ACESSO_ENAP_EVENTO_GRUPO_ENAP_EVENTO_COORDENADOR&quot; model=&quot;ir.model.access&quot;&gt;\n\t\t&lt;field name=&quot;name&quot;&gt;ENAP – Eventos (coordenador)&lt;/field&gt;\n\t\t&lt;field name=&quot;model_id&quot; ref=&quot;enap.model_enap_evento&quot; /&gt;\n\t\t&lt;field name=&quot;group_id&quot; ref=&quot;enap.GRUPO_ENAP_EVENTO_COORDENADOR&quot; /&gt;\n\t\t&lt;field name=&quot;perm_create&quot; eval=&quot;True&quot; /&gt;\n\t\t&lt;field name=&quot;perm_read&quot; eval=&quot;True&quot; /&gt;\n\t\t&lt;field name=&quot;perm_write&quot; eval=&quot;True&quot; /&gt;\n\t\t&lt;field name=&quot;perm_unlink&quot; eval=&quot;False&quot; /&gt;\n\t&lt;/record&gt;\n" calcext:value-type="string">
            <text:p>\t&lt;record id="ACESSO_ENAP_EVENTO_GRUPO_ENAP_EVENTO_COORDENADOR" model="ir.model.access"&gt;\n\t\t&lt;field name="name"&gt;ENAP – Eventos (coordenador)&lt;/field&gt;\n\t\t&lt;field name="model_id" ref="enap.model_enap_evento" /&gt;\n\t\t&lt;field name="group_id" ref="enap.GRUPO_ENAP_EVENTO_COORDENADOR" /&gt;\n\t\t&lt;field name="perm_create" eval="True" /&gt;\n\t\t&lt;field name="perm_read" eval="True" /&gt;\n\t\t&lt;field name="perm_write" eval="True" /&gt;\n\t\t&lt;field name="perm_unlink" eval="False" /&gt;\n\t&lt;/record&gt;\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nap.GRUPO_ENAP_EVENTO_PARTICIPANTE</text:p>
          </table:table-cell>
          <table:table-cell office:value-type="string" calcext:value-type="string">
            <text:p>enap.model_enap_evento</text:p>
          </table:table-cell>
          <table:table-cell office:value-type="string" calcext:value-type="string">
            <text:p>ENAP – Eventos (participante)</text:p>
          </table:table-cell>
          <table:table-cell table:formula="of:=UPPER(CONCATENATE(&quot;ACESSO_&quot;;SUBSTITUTE(SUBSTITUTE([.B7];&quot;enap.model_&quot;;&quot;&quot;);&quot;base.model_&quot;;&quot;&quot;);&quot;_&quot;;SUBSTITUTE([.A7];&quot;enap.&quot;;&quot;&quot;)))" office:value-type="string" office:string-value="ACESSO_ENAP_EVENTO_GRUPO_ENAP_EVENTO_PARTICIPANTE" calcext:value-type="string">
            <text:p>ACESSO_ENAP_EVENTO_GRUPO_ENAP_EVENTO_PARTICIPAN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formula="of:=CONCATENATE([.A7];&quot;,&quot;;[.B7];&quot;,&quot;;[.C7];&quot;,&quot;;[.D7];&quot;,&quot;;[.E7];&quot;,&quot;;[.F7];&quot;,&quot;;[.G7];&quot;,&quot;;[.H7])" office:value-type="string" office:string-value="enap.GRUPO_ENAP_EVENTO_PARTICIPANTE,enap.model_enap_evento,ENAP – Eventos (participante),ACESSO_ENAP_EVENTO_GRUPO_ENAP_EVENTO_PARTICIPANTE,False,True,False,False" calcext:value-type="string">
            <text:p>enap.GRUPO_ENAP_EVENTO_PARTICIPANTE,enap.model_enap_evento,ENAP – Eventos (participante),ACESSO_ENAP_EVENTO_GRUPO_ENAP_EVENTO_PARTICIPANTE,False,True,False,False</text:p>
          </table:table-cell>
          <table:table-cell table:formula="of:=IF([.B7]&lt;&gt;&quot;&quot;;COM.MICROSOFT.CONCAT(&quot;\t&lt;record id=&quot;&quot;&quot;;[.D7];&quot;&quot;&quot; model=&quot;&quot;ir.model.access&quot;&quot;&gt;\n\t\t&lt;field name=&quot;&quot;name&quot;&quot;&gt;&quot;;[.C7];&quot;&lt;/field&gt;\n\t\t&lt;field name=&quot;&quot;model_id&quot;&quot; ref=&quot;&quot;&quot;;[.B7];&quot;&quot;&quot; /&gt;\n\t\t&lt;field name=&quot;&quot;group_id&quot;&quot; ref=&quot;&quot;&quot;;[.A7];&quot;&quot;&quot; /&gt;\n\t\t&lt;field name=&quot;&quot;perm_create&quot;&quot; eval=&quot;&quot;&quot;;[.E7];&quot;&quot;&quot; /&gt;\n\t\t&lt;field name=&quot;&quot;perm_read&quot;&quot; eval=&quot;&quot;&quot;;[.F7];&quot;&quot;&quot; /&gt;\n\t\t&lt;field name=&quot;&quot;perm_write&quot;&quot; eval=&quot;&quot;&quot;;[.G7];&quot;&quot;&quot; /&gt;\n\t\t&lt;field name=&quot;&quot;perm_unlink&quot;&quot; eval=&quot;&quot;&quot;;[.H7];&quot;&quot;&quot; /&gt;\n\t&lt;/record&gt;\n&quot;);IF([.A7]&lt;&gt;&quot;&quot;;COM.MICROSOFT.CONCAT(&quot;\t&lt;!--\n\n\t\t&quot;;[.A7];&quot;\n\n\t--&gt;\n&quot;);&quot;&quot;))" office:value-type="string" office:string-value="\t&lt;record id=&quot;ACESSO_ENAP_EVENTO_GRUPO_ENAP_EVENTO_PARTICIPANTE&quot; model=&quot;ir.model.access&quot;&gt;\n\t\t&lt;field name=&quot;name&quot;&gt;ENAP – Eventos (participante)&lt;/field&gt;\n\t\t&lt;field name=&quot;model_id&quot; ref=&quot;enap.model_enap_evento&quot; /&gt;\n\t\t&lt;field name=&quot;group_id&quot; ref=&quot;enap.GRUPO_ENAP_EVENTO_PARTICIPANTE&quot; /&gt;\n\t\t&lt;field name=&quot;perm_create&quot; eval=&quot;False&quot; /&gt;\n\t\t&lt;field name=&quot;perm_read&quot; eval=&quot;True&quot; /&gt;\n\t\t&lt;field name=&quot;perm_write&quot; eval=&quot;False&quot; /&gt;\n\t\t&lt;field name=&quot;perm_unlink&quot; eval=&quot;False&quot; /&gt;\n\t&lt;/record&gt;\n" calcext:value-type="string">
            <text:p>\t&lt;record id="ACESSO_ENAP_EVENTO_GRUPO_ENAP_EVENTO_PARTICIPANTE" model="ir.model.access"&gt;\n\t\t&lt;field name="name"&gt;ENAP – Eventos (participante)&lt;/field&gt;\n\t\t&lt;field name="model_id" ref="enap.model_enap_evento" /&gt;\n\t\t&lt;field name="group_id" ref="enap.GRUPO_ENAP_EVENTO_PARTICIPANTE" /&gt;\n\t\t&lt;field name="perm_create" eval="False" /&gt;\n\t\t&lt;field name="perm_read" eval="True" /&gt;\n\t\t&lt;field name="perm_write" eval="False" /&gt;\n\t\t&lt;field name="perm_unlink" eval="False" /&gt;\n\t&lt;/record&gt;\n</text:p>
          </table:table-cell>
          <table:table-cell table:number-columns-repeated="54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46:16.853985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4T17:46:47.664224417</dc:date>
    <meta:editing-duration>PT12H32M16S</meta:editing-duration>
    <meta:editing-cycles>189</meta:editing-cycles>
    <meta:generator>LibreOffice/7.1.3.2$Linux_X86_64 LibreOffice_project/10$Build-2</meta:generator>
    <meta:document-statistic meta:table-count="1" meta:cell-count="53" meta:object-count="0"/>
  </office:meta>
</office:document-meta>
</file>